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8d281e" draw:marker-start-width="0.275cm" draw:marker-end-width="0.275cm" draw:fill="gradient" draw:fill-gradient-name="Gradient_20_32" draw:textarea-vertical-align="middle" draw:auto-grow-height="false" fo:min-height="1.21cm" fo:padding-top="0.15cm" fo:padding-bottom="0.15cm" fo:padding-left="0.275cm" fo:padding-right="0.27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" style:family="paragraph">
      <loext:graphic-properties draw:fill="gradient" draw:fill-gradient-name="Gradient_20_3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2" draw:layer="layout" svg:width="0.899cm" svg:height="1.799cm" svg:x="0.05cm" svg:y="0.1cm" svg:viewBox="0 0 900 1800" draw:points="450,0 0,500 0,650 250,650 300,1800 600,1800 650,650 900,650 900,500">
          <text:p text:style-name="P1"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2" draw:display-name="Gradient 32" draw:style="linear" draw:start-color="#ffa6a6" draw:end-color="#ff3838" draw:start-intensity="100%" draw:end-intensity="100%" draw:angle="30deg" draw:border="0%">
      <loext:gradient-stop svg:offset="0" loext:color-type="rgb" loext:color-value="#ffa6a6"/>
      <loext:gradient-stop svg:offset="1" loext:color-type="rgb" loext:color-value="#ff3838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4-12-26T06:56:06.795240894</dc:date>
    <dc:creator>Marc</dc:creator>
    <meta:editing-duration>PT1H47M59S</meta:editing-duration>
    <meta:editing-cycles>20</meta:editing-cycles>
    <meta:generator>LibreOffice/24.2.7.2$Linux_X86_64 LibreOffice_project/420$Build-2</meta:generator>
    <meta:document-statistic meta:object-count="1"/>
  </office:meta>
</office:document-meta>
</file>